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Impact" fo:font-size="16pt" style:font-size-asian="16pt"/>
    </style:style>
    <style:style style:name="P2" style:family="paragraph" style:parent-style-name="Standard">
      <style:text-properties fo:font-size="12pt" style:font-size-asian="12pt"/>
    </style:style>
    <style:style style:name="P3" style:family="paragraph" style:parent-style-name="Standard" style:master-page-name="Standard">
      <style:paragraph-properties style:page-number="auto"/>
      <style:text-properties style:font-name="Impact" fo:font-size="16pt" style:font-size-asian="16pt"/>
    </style:style>
    <style:style style:name="P4" style:family="paragraph" style:parent-style-name="Footer">
      <style:text-properties fo:font-size="16pt" style:font-size-asian="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tting Levend Cluedo Casa Decadenta</text:p>
      <text:p text:style-name="P1"/>
      <text:p text:style-name="P2">Jullie bevinden jullie alles in het wintersporthotel ‘Casa Decadenta’. Dit hotel ligt een aantal kilometers van de dichtsbijzijnde stad Tirol af. ‘Casa Decadenta’ ligt vlak bij een zeer exclusief skigebied en er komen dan ook zeer belangrijke mensen in het hotel. Maar deze speciale ligging van het hotel heeft een groot nadeel: vanochtend, toen de deuren van het hotel open zouden moeten gaan, werd de conclusie getrokken, dat jullie ingesneeuw zijn. Niemand kan weg, totdat de sneeuw is weggehaald (ongeveer nadat de moordenaar bekend is gemaakt). Om het goed te maken, heeft de directeur van het hotel, Brad, een ‘feestje’ georganiseerd, wat eigenlijk niets anders inhoudt dan dat hij de bierprijs van vijftien gulden naar twee gulden voor een Amsterdammertje heeft gebracht. </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Rollen geschreven door Francesc Montsserrat, Maarten Bleeker en Richèl Bilderbeek op 15 April 2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AU"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etting Levend Cluedo Twintig April Tweeduizend:</dc:title>
    <meta:initial-creator>B1135007</meta:initial-creator>
    <meta:creation-date>2000-04-17T22:45:00</meta:creation-date>
    <dc:creator>Richel Bilderbeek</dc:creator>
    <dc:date>2010-07-04T19:08:43</dc:date>
    <meta:editing-cycles>4</meta:editing-cycles>
    <meta:editing-duration>PT00H08M11S</meta:editing-duration>
    <meta:generator>OpenOffice.org/3.2$Linux OpenOffice.org_project/320m12$Build-9483</meta:generator>
    <meta:document-statistic meta:table-count="0" meta:image-count="0" meta:object-count="0" meta:page-count="1" meta:paragraph-count="3" meta:word-count="144" meta:character-count="913"/>
    <meta:user-defined meta:name="Info 1"/>
    <meta:user-defined meta:name="Info 2"/>
    <meta:user-defined meta:name="Info 3"/>
    <meta:user-defined meta:name="Info 4"/>
  </office:meta>
</office:document-meta>
</file>